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1ad2" officeooo:paragraph-rsid="001a1a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e Variable :</text:p>
      <text:p text:style-name="P1"/>
      <text:p text:style-name="P1"/>
      <text:p text:style-name="P1">1,1 :</text:p>
      <text:p text:style-name="P1"/>
      <text:p text:style-name="P1">A = 1</text:p>
      <text:p text:style-name="P1">b= 4</text:p>
      <text:p text:style-name="P1">a = 3</text:p>
      <text:p text:style-name="P1"/>
      <text:p text:style-name="P1">si suite B = 6 <text:s/>( car a =3 ) <text:s/>+3)</text:p>
      <text:p text:style-name="P1"/>
      <text:p text:style-name="P1"/>
      <text:p text:style-name="P1">1,2 : </text:p>
      <text:p text:style-name="P1"/>
      <text:p text:style-name="P1">A=5</text:p>
      <text:p text:style-name="P1">B=3</text:p>
      <text:p text:style-name="P1">C=8</text:p>
      <text:p text:style-name="P1">A = 2</text:p>
      <text:p text:style-name="P1">C= MOINS 2</text:p>
      <text:p text:style-name="P1"/>
      <text:p text:style-name="P1">1,3 :</text:p>
      <text:p text:style-name="P1"/>
      <text:p text:style-name="P1"/>
      <text:p text:style-name="P1">A=5</text:p>
      <text:p text:style-name="P1">B=9</text:p>
      <text:p text:style-name="P1">A= 6</text:p>
      <text:p text:style-name="P1">B=2</text:p>
      <text:p text:style-name="P1"/>
      <text:p text:style-name="P1"/>
      <text:p text:style-name="P1">1,4 :</text:p>
      <text:p text:style-name="P1"/>
      <text:p text:style-name="P1">A=3</text:p>
      <text:p text:style-name="P1">B=10</text:p>
      <text:p text:style-name="P1">C=13</text:p>
      <text:p text:style-name="P1">B=13</text:p>
      <text:p text:style-name="P1">A =13</text:p>
      <text:p text:style-name="P1"/>
      <text:p text:style-name="P1">DONC A =B =C </text:p>
      <text:p text:style-name="P1"/>
      <text:p text:style-name="P1">1,5 :</text:p>
      <text:p text:style-name="P1"/>
      <text:p text:style-name="P1">A = 5 </text:p>
      <text:p text:style-name="P1">B=2</text:p>
      <text:p text:style-name="P1">A=2</text:p>
      <text:p text:style-name="P1"><text:s/>B=2</text:p>
      <text:p text:style-name="P1"/>
      <text:p text:style-name="P1">DONC B = A</text:p>
      <text:p text:style-name="P1"/>
      <text:p text:style-name="P1">1,6 :</text:p>
      <text:p text:style-name="P1"/>
      <text:p text:style-name="P1"/>
      <text:p text:style-name="P1"/>
      <text:p text:style-name="P1"><text:soft-page-break/></text:p>
      <text:p text:style-name="P1">DEBUT</text:p>
      <text:p text:style-name="P1"/>
      <text:p text:style-name="P1">A = B</text:p>
      <text:p text:style-name="P1"/>
      <text:p text:style-name="P1">ET B = A </text:p>
      <text:p text:style-name="P1"/>
      <text:p text:style-name="P1">FIN</text:p>
      <text:p text:style-name="P1"/>
      <text:p text:style-name="P1"/>
      <text:p text:style-name="P1">1,7 :</text:p>
      <text:p text:style-name="P1"/>
      <text:p text:style-name="P1">DEBUT</text:p>
      <text:p text:style-name="P1"/>
      <text:p text:style-name="P1">B = A </text:p>
      <text:p text:style-name="P1"/>
      <text:p text:style-name="P1">C= B</text:p>
      <text:p text:style-name="P1">A= C</text:p>
      <text:p text:style-name="P1"/>
      <text:p text:style-name="P1">FIN</text:p>
      <text:p text:style-name="P1"/>
      <text:p text:style-name="P1"/>
      <text:p text:style-name="P1">1,8 :</text:p>
      <text:p text:style-name="P1"/>
      <text:p text:style-name="P1">A= 423</text:p>
      <text:p text:style-name="P1">B=12</text:p>
      <text:p text:style-name="P1">C =423 + 12</text:p>
      <text:p text:style-name="P1"/>
      <text:p text:style-name="P1"/>
      <text:p text:style-name="P1">1,9 : </text:p>
      <text:p text:style-name="P1"/>
      <text:p text:style-name="P1"/>
      <text:p text:style-name="P1">A=423</text:p>
      <text:p text:style-name="P1">B=12</text:p>
      <text:p text:style-name="P1"/>
      <text:p text:style-name="P1">C = <text:s/>423 &amp; 12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6:48:41.485760742</meta:creation-date>
    <dc:date>2022-10-26T16:59:09.433995248</dc:date>
    <meta:editing-duration>PT17S</meta:editing-duration>
    <meta:editing-cycles>1</meta:editing-cycles>
    <meta:document-statistic meta:table-count="0" meta:image-count="0" meta:object-count="0" meta:page-count="2" meta:paragraph-count="49" meta:word-count="106" meta:character-count="295" meta:non-whitespace-character-count="228"/>
    <meta:generator>LibreOffice/7.3.6.2$Linux_X86_64 LibreOffice_project/30$Build-2</meta:generator>
  </office:meta>
</office:document-meta>
</file>